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  <style:font-face style:name="system-ui" svg:font-family="system-ui, 'Segoe UI', Roboto, Helvetica, Arial, sans-serif, 'Apple Color Emoji', 'Segoe UI Emoji', 'Segoe UI Symbol'"/>
  </office:font-face-decls>
  <office:automatic-styles>
    <style:style style:name="P1" style:family="paragraph" style:parent-style-name="Preformatted_20_Text">
      <style:text-properties fo:color="#111111" loext:opacity="100%" style:font-name="system-ui" fo:font-size="10.5pt" officeooo:rsid="006b1ce5" fo:background-color="#ffffff"/>
    </style:style>
    <style:style style:name="P2" style:family="paragraph" style:parent-style-name="Preformatted_20_Text">
      <style:paragraph-properties fo:margin-top="0cm" fo:margin-bottom="0.499cm" style:contextual-spacing="false"/>
      <style:text-properties fo:color="#111111" loext:opacity="100%" style:font-name="system-ui" fo:font-size="10.5pt" officeooo:rsid="006b1ce5" fo:background-color="#ffffff"/>
    </style:style>
    <style:style style:name="P3" style:family="paragraph" style:parent-style-name="Standard">
      <style:text-properties officeooo:paragraph-rsid="007a82ab"/>
    </style:style>
    <style:style style:name="T1" style:family="text">
      <style:text-properties fo:font-variant="normal" fo:text-transform="none" fo:color="#3f4254" loext:opacity="100%" fo:font-family="'Roboto Flex', 'Roboto Flex Fallback', Arial" fo:font-size="10.5pt" fo:letter-spacing="normal" fo:font-style="normal" fo:font-weight="normal" officeooo:rsid="006b1ce5" fo:background-color="#ffff00" loext:char-shading-value="0"/>
    </style:style>
    <style:style style:name="T2" style:family="text">
      <style:text-properties fo:font-variant="normal" fo:text-transform="none" fo:color="#3f4254" loext:opacity="100%" fo:font-size="10.5pt" fo:letter-spacing="normal" fo:font-style="normal" fo:font-weight="normal" officeooo:rsid="006b1ce5" fo:background-color="transparent" loext:char-shading-value="0"/>
    </style:style>
    <style:style style:name="T3" style:family="text">
      <style:text-properties fo:font-variant="normal" fo:text-transform="none" fo:color="#111111" loext:opacity="100%" style:font-name="system-ui" fo:font-size="10.5pt" fo:letter-spacing="normal" fo:font-style="normal" fo:font-weight="normal" officeooo:rsid="006b1ce5" fo:background-color="#ffffff" loext:char-shading-value="0" loext:padding="0cm" loext:border="none"/>
    </style:style>
    <style:style style:name="T4" style:family="text">
      <style:text-properties fo:font-variant="normal" fo:text-transform="none" fo:color="#111111" loext:opacity="100%" style:font-name="system-ui" fo:font-size="10.5pt" fo:letter-spacing="normal" fo:font-style="normal" fo:font-weight="normal" officeooo:rsid="007a82ab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ource_20_Text"><text:span text:style-name="T1"><text:s/>57439902</text:span></text:span></text:p>
      <text:p text:style-name="Text_20_body"><text:span text:style-name="Source_20_Text"><text:span text:style-name="T2"/></text:span></text:p>
      <text:p text:style-name="Text_20_body"><text:span text:style-name="Source_20_Text"><text:span text:style-name="T3">Here are the symbols exactly as shown:</text:span></text:span></text:p>
      <text:p text:style-name="P1"><text:span text:style-name="Source_20_Text">AUDJPY.Z</text:span></text:p>
      <text:p text:style-name="P1"><text:span text:style-name="Source_20_Text">AUDUSD.Z</text:span></text:p>
      <text:p text:style-name="P1"><text:span text:style-name="Source_20_Text">EURCHF.Z</text:span></text:p>
      <text:p text:style-name="P1"><text:span text:style-name="Source_20_Text">EURGBP.Z</text:span></text:p>
      <text:p text:style-name="P1"><text:span text:style-name="Source_20_Text">EURJPY.Z</text:span></text:p>
      <text:p text:style-name="P1"><text:span text:style-name="Source_20_Text">EURUSD.Z</text:span></text:p>
      <text:p text:style-name="P1"><text:span text:style-name="Source_20_Text">GBPJPY.Z</text:span></text:p>
      <text:p text:style-name="P2"><text:span text:style-name="Source_20_Text">GBPUSD.Z</text:span></text:p>
      <text:p text:style-name="Standard"><text:span text:style-name="Source_20_Text"><text:span text:style-name="T3"/></text:span></text:p>
      <text:p text:style-name="P3"><text:span text:style-name="Source_20_Text"><text:span text:style-name="T4">Is it Buy or sell decision?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  <style:font-face style:name="system-ui" svg:font-family="system-ui, 'Segoe UI', Roboto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2.2$Windows_X86_64 LibreOffice_project/1f77d10d6938fd34972958f64b2bcfa54f8b1ba5</meta:generator>
    <dc:date>2026-04-27T20:37:50.371595000</dc:date>
    <meta:editing-duration>P4DT11H4M4S</meta:editing-duration>
    <meta:editing-cycles>59</meta:editing-cycles>
    <meta:document-statistic meta:table-count="0" meta:image-count="0" meta:object-count="0" meta:page-count="1" meta:paragraph-count="11" meta:word-count="22" meta:character-count="138" meta:non-whitespace-character-count="126"/>
  </office:meta>
</office:document-meta>
</file>